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1.7cm" svg:x="12.8cm" svg:y="2.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1.9cm" svg:x="7.3cm" svg:y="5.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1cm" svg:x="20cm" svg:y="4.9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cm" svg:x="3cm" svg:y="10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1.9cm" svg:x="9.8cm" svg:y="10.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1.9cm" svg:x="16.7cm" svg:y="10.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cm" svg:height="1.9cm" svg:x="25.2cm" svg:y="11.2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4cm" svg:y1="3.2cm" svg:x2="9.8cm" svg:y2="6.9cm">
          <text:p/>
        </draw:line>
        <draw:line draw:style-name="gr2" draw:text-style-name="P1" draw:layer="layout" svg:x1="15.6cm" svg:y1="3.2cm" svg:x2="20.3cm" svg:y2="5.6cm">
          <text:p/>
        </draw:line>
        <draw:line draw:style-name="gr2" draw:text-style-name="P1" draw:layer="layout" svg:x1="7.9cm" svg:y1="6.9cm" svg:x2="4.8cm" svg:y2="10.6cm">
          <text:p/>
        </draw:line>
        <draw:line draw:style-name="gr2" draw:text-style-name="P1" draw:layer="layout" svg:x1="9.7cm" svg:y1="7.2cm" svg:x2="10.3cm" svg:y2="10.9cm">
          <text:p/>
        </draw:line>
        <draw:line draw:style-name="gr2" draw:text-style-name="P1" draw:layer="layout" svg:x1="20.5cm" svg:y1="6.6cm" svg:x2="18.5cm" svg:y2="10.6cm">
          <text:p/>
        </draw:line>
        <draw:line draw:style-name="gr2" draw:text-style-name="P1" draw:layer="layout" svg:x1="22.2cm" svg:y1="6.3cm" svg:x2="26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oj </meta:initial-creator>
    <meta:creation-date>2014-01-11T14:25:18.402243453</meta:creation-date>
    <dc:date>2014-01-11T20:45:25.296414380</dc:date>
    <dc:creator>Manoj </dc:creator>
    <meta:editing-duration>PT6H14M40S</meta:editing-duration>
    <meta:editing-cycles>2</meta:editing-cycles>
    <meta:generator>LibreOffice/4.1.3.2$Linux_x86 LibreOffice_project/410m0$Build-2</meta:generator>
    <meta:document-statistic meta:object-count="13"/>
  </office:meta>
</office:document-meta>
</file>